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C000"/>
      <style:text-properties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00"/>
    </style:style>
    <style:style style:name="ce7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Currency" style:data-style-name="N36"/>
    <style:style style:name="ce9" style:family="table-cell" style:parent-style-name="Default" style:data-style-name="N0">
      <style:table-cell-properties style:vertical-align="automatic" fo:background-color="#00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Currency" style:data-style-name="N36">
      <style:table-cell-properties fo:background-color="#00CCFF"/>
    </style:style>
    <style:style style:name="ce11" style:family="table-cell" style:parent-style-name="Currency" style:data-style-name="N36">
      <style:table-cell-properties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CCFF"/>
    </style:style>
    <style:style style:name="ce13" style:family="table-cell" style:parent-style-name="Default" style:data-style-name="N0">
      <style:table-cell-properties style:vertical-align="automatic" fo:background-color="#BDD7E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BDD7EE"/>
    </style:style>
    <style:style style:name="ce15" style:family="table-cell" style:parent-style-name="Default" style:data-style-name="N36"/>
    <style:style style:name="ce16" style:family="table-cell" style:parent-style-name="Default" style:data-style-name="N36">
      <style:table-cell-properties fo:background-color="#00B0F0"/>
    </style:style>
    <style:style style:name="ce17" style:family="table-cell" style:parent-style-name="Percent" style:data-style-name="N13"/>
    <style:style style:name="ce18" style:family="table-cell" style:parent-style-name="Default" style:data-style-name="N0">
      <style:table-cell-properties fo:background-color="#999999"/>
    </style:style>
    <style:style style:name="ce19" style:family="table-cell" style:parent-style-name="Default" style:data-style-name="N0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 fo:background-color="#99FF66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99FF66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3" style:family="table-cell" style:parent-style-name="Default" style:data-style-name="N0">
      <style:table-cell-properties fo:border="thin solid #000000" fo:background-color="#FF9999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9999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92D050"/>
    </style:style>
    <style:style style:name="ce26" style:family="table-cell" style:parent-style-name="Currency" style:data-style-name="N36">
      <style:table-cell-properties fo:background-color="#00B050"/>
    </style:style>
    <style:style style:name="ce27" style:family="table-cell" style:parent-style-name="Default" style:data-style-name="N14">
      <style:table-cell-properties fo:background-color="#00B050"/>
    </style:style>
    <style:style style:name="ce28" style:family="table-cell" style:parent-style-name="Percent" style:data-style-name="N13">
      <style:table-cell-properties fo:background-color="#00B050"/>
    </style:style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91041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i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Bid for servic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echnology Rediscovery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Prepared on: 10/11/17</text:p>
          </table:table-cell>
          <table:table-cell table:style-name="ce1"/>
          <table:table-cell office:value-type="string" table:style-name="ce4">
            <text:p>Prepared by:</text:p>
          </table:table-cell>
          <table:table-cell office:value-type="string" table:style-name="ce1">
            <text:p>Adam Gutonsk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4">
            <text:p>Job Description:</text:p>
          </table:table-cell>
          <table:table-cell office:value-type="string" table:number-columns-spanned="4" table:number-rows-spanned="1" table:style-name="ce19">
            <text:p>Bid for webpage design</text:p>
          </table:table-cell>
          <table:covered-table-cell table:number-columns-repeated="3"/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5">
            <text:p>Labor</text:p>
          </table:table-cell>
          <table:table-cell table:number-columns-repeated="4" table:style-name="ce6"/>
          <table:table-cell table:number-columns-repeated="16379"/>
        </table:table-row>
        <table:table-row table:style-name="ro3">
          <table:table-cell office:value-type="string" table:style-name="ce7">
            <text:p>Task Description</text:p>
          </table:table-cell>
          <table:table-cell table:style-name="ce7"/>
          <table:table-cell office:value-type="string" table:style-name="ce7">
            <text:p>Hour Estimate</text:p>
          </table:table-cell>
          <table:table-cell office:value-type="string" table:style-name="ce7">
            <text:p>Labor Rate</text:p>
          </table:table-cell>
          <table:table-cell office:value-type="string" table:style-name="ce7">
            <text:p>Extended Pri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asic Front End</text:p>
          </table:table-cell>
          <table:table-cell table:style-name="ce1"/>
          <table:table-cell office:value-type="float" office:value="8" table:style-name="ce25">
            <text:p>8</text:p>
          </table:table-cell>
          <table:table-cell office:value-type="currency" office:value="40" table:style-name="ce26">
            <text:p><text:s/>$40.00<text:s/></text:p>
          </table:table-cell>
          <table:table-cell office:value-type="currency" office:value="320" table:formula="of:=[.C9]*[.D9]" table:style-name="ce8">
            <text:p><text:s/>$320.00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termediate Front End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currency" office:value="75" table:style-name="ce26">
            <text:p><text:s/>$75.00<text:s/></text:p>
          </table:table-cell>
          <table:table-cell office:value-type="currency" office:value="0" table:formula="of:=[.C10]*[.D10]" table:style-name="ce8">
            <text:p><text:s/>$-00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ll-Stack<text:s/></text:p>
          </table:table-cell>
          <table:table-cell table:style-name="ce1"/>
          <table:table-cell office:value-type="float" office:value="0" table:style-name="ce25">
            <text:p>0</text:p>
          </table:table-cell>
          <table:table-cell office:value-type="currency" office:value="100" table:style-name="ce26">
            <text:p><text:s/>$100.00<text:s/></text:p>
          </table:table-cell>
          <table:table-cell office:value-type="currency" office:value="0" table:formula="of:=[.C11]*[.D11]" table:style-name="ce8">
            <text:p><text:s/>$-00<text:s/>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9">
            <text:p>Labor Subtotal</text:p>
          </table:table-cell>
          <table:table-cell office:value-type="currency" office:value="320" table:formula="of:=SUM([.E9:.E11])" table:style-name="ce10">
            <text:p><text:s/>$320.00<text:s/>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5">
            <text:p>Materials</text:p>
          </table:table-cell>
          <table:table-cell table:number-columns-repeated="4" table:style-name="ce6"/>
          <table:table-cell table:number-columns-repeated="16379"/>
        </table:table-row>
        <table:table-row table:style-name="ro3">
          <table:table-cell office:value-type="string" table:style-name="ce7">
            <text:p>Material Description</text:p>
          </table:table-cell>
          <table:table-cell office:value-type="string" table:style-name="ce7">
            <text:p>Unit</text:p>
          </table:table-cell>
          <table:table-cell office:value-type="string" table:style-name="ce7">
            <text:p>Quantity</text:p>
          </table:table-cell>
          <table:table-cell office:value-type="string" table:style-name="ce11">
            <text:p>Price</text:p>
          </table:table-cell>
          <table:table-cell office:value-type="string" table:style-name="ce11">
            <text:p>Extended Pri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equested Additional Pages</text:p>
          </table:table-cell>
          <table:table-cell office:value-type="string" table:style-name="ce1">
            <text:p>WebPage</text:p>
          </table:table-cell>
          <table:table-cell office:value-type="float" office:value="1" table:style-name="ce25">
            <text:p>1</text:p>
          </table:table-cell>
          <table:table-cell office:value-type="currency" office:value="15" table:style-name="ce26">
            <text:p><text:s/>$15.00<text:s/></text:p>
          </table:table-cell>
          <table:table-cell office:value-type="currency" office:value="15" table:formula="of:=[.C16]*[.D16]" table:style-name="ce8">
            <text:p><text:s/>$15.00<text:s/>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25"/>
          <table:table-cell table:style-name="ce26"/>
          <table:table-cell table:style-name="ce8"/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9">
            <text:p>Materials Subtotal</text:p>
          </table:table-cell>
          <table:table-cell office:value-type="currency" office:value="15" table:formula="of:=SUM([.E16:.E18])" table:style-name="ce10">
            <text:p><text:s/>$15.00<text:s/>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5">
            <text:p>Insurance and Trouble-shooting</text:p>
          </table:table-cell>
          <table:table-cell table:number-columns-repeated="4" table:style-name="ce6"/>
          <table:table-cell table:number-columns-repeated="16379"/>
        </table:table-row>
        <table:table-row table:style-name="ro3">
          <table:table-cell office:value-type="string" table:style-name="ce7">
            <text:p>Expense</text:p>
          </table:table-cell>
          <table:table-cell office:value-type="string" table:style-name="ce7">
            <text:p>Unit</text:p>
          </table:table-cell>
          <table:table-cell office:value-type="string" table:style-name="ce7">
            <text:p>Quantity</text:p>
          </table:table-cell>
          <table:table-cell office:value-type="string" table:style-name="ce7">
            <text:p>Price</text:p>
          </table:table-cell>
          <table:table-cell office:value-type="string" table:style-name="ce7">
            <text:p>Extended Pri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ability Insurance Component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currency" office:value="500" table:style-name="ce26">
            <text:p><text:s/>$500.00<text:s/></text:p>
          </table:table-cell>
          <table:table-cell office:value-type="currency" office:value="500" table:formula="of:=[.C23]*[.D23]" table:style-name="ce8">
            <text:p><text:s/>$500.00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ouble Shoot Request</text:p>
          </table:table-cell>
          <table:table-cell office:value-type="string" table:style-name="ce1">
            <text:p>Hours</text:p>
          </table:table-cell>
          <table:table-cell office:value-type="float" office:value="3" table:style-name="ce25">
            <text:p>3</text:p>
          </table:table-cell>
          <table:table-cell office:value-type="currency" office:value="20" table:style-name="ce26">
            <text:p><text:s/>$20.00<text:s/></text:p>
          </table:table-cell>
          <table:table-cell office:value-type="currency" office:value="60" table:formula="of:=[.C24]*[.D24]" table:style-name="ce8">
            <text:p><text:s/>$60.00<text:s/>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25"/>
          <table:table-cell table:style-name="ce26"/>
          <table:table-cell table:style-name="ce8"/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9">
            <text:p>I&amp;I Subtotal</text:p>
          </table:table-cell>
          <table:table-cell office:value-type="currency" office:value="560" table:formula="of:=SUM([.E23:.E25])" table:style-name="ce12">
            <text:p><text:s/>$560.00<text:s/>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13">
            <text:p>Subtotal before discounts</text:p>
          </table:table-cell>
          <table:table-cell office:value-type="currency" office:value="895" table:formula="of:=SUM([.E12]+[.E19]+[.E26])" table:style-name="ce14">
            <text:p><text:s/>$895.00<text:s/></text:p>
          </table:table-cell>
          <table:table-cell table:number-columns-repeated="16379"/>
        </table:table-row>
        <table:table-row table:style-name="ro4">
          <table:table-cell office:value-type="string" table:style-name="ce5">
            <text:p>Discounts</text:p>
          </table:table-cell>
          <table:table-cell table:number-columns-repeated="4" table:style-name="ce6"/>
          <table:table-cell table:number-columns-repeated="16379"/>
        </table:table-row>
        <table:table-row table:style-name="ro3">
          <table:table-cell office:value-type="string" table:style-name="ce7">
            <text:p>Discount Name</text:p>
          </table:table-cell>
          <table:table-cell table:style-name="ce7"/>
          <table:table-cell office:value-type="string" table:style-name="ce7">
            <text:p>Hour</text:p>
          </table:table-cell>
          <table:table-cell office:value-type="string" table:style-name="ce7">
            <text:p>Rate</text:p>
          </table:table-cell>
          <table:table-cell office:value-type="string" table:style-name="ce7">
            <text:p>Valu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kill Learning Discount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percentage" office:value="-0.02" table:style-name="ce28">
            <text:p>-2%</text:p>
          </table:table-cell>
          <table:table-cell office:value-type="percentage" office:value="-0.02" table:formula="of:=[.C30]*[.D30]" table:style-name="ce17">
            <text:p>-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alloween Promo Rate</text:p>
          </table:table-cell>
          <table:table-cell table:style-name="ce1"/>
          <table:table-cell office:value-type="float" office:value="1" table:style-name="ce25">
            <text:p>1</text:p>
          </table:table-cell>
          <table:table-cell office:value-type="percentage" office:value="-0.05" table:style-name="ce28">
            <text:p>-5%</text:p>
          </table:table-cell>
          <table:table-cell office:value-type="percentage" office:value="-0.05" table:formula="of:=[.C31]*[.D31]" table:style-name="ce17">
            <text:p>-5%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9">
            <text:p>Discount Total</text:p>
          </table:table-cell>
          <table:table-cell office:value-type="currency" office:value="-62.650000000000006" table:formula="of:=([.E30]+[.E31])*[.E27]" table:style-name="ce10">
            <text:p><text:s/>$(62.65)</text:p>
          </table:table-cell>
          <table:table-cell table:number-columns-repeated="16379"/>
        </table:table-row>
        <table:table-row table:style-name="ro2">
          <table:table-cell table:number-columns-repeated="5" table:style-name="ce18"/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9">
            <text:p>Grand Total</text:p>
          </table:table-cell>
          <table:table-cell office:value-type="currency" office:value="1167.3499999999999" table:formula="of:=[.E12]+[.E19]+[.E27]+[.E32]" table:style-name="ce12">
            <text:p><text:s/>$1,167.35<text:s/></text:p>
          </table:table-cell>
          <table:table-cell table:number-columns-repeated="16379"/>
        </table:table-row>
        <table:table-row table:style-name="ro4">
          <table:table-cell office:value-type="string" table:style-name="ce5">
            <text:p>Taxes</text:p>
          </table:table-cell>
          <table:table-cell table:number-columns-repeated="4" table:style-name="ce6"/>
          <table:table-cell table:number-columns-repeated="16379"/>
        </table:table-row>
        <table:table-row table:style-name="ro3">
          <table:table-cell office:value-type="string" table:style-name="ce7">
            <text:p>Tax Type</text:p>
          </table:table-cell>
          <table:table-cell table:number-columns-repeated="2" table:style-name="ce7"/>
          <table:table-cell office:value-type="string" table:style-name="ce7">
            <text:p>Rate</text:p>
          </table:table-cell>
          <table:table-cell office:value-type="string" table:style-name="ce7">
            <text:p>Tax Expens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ales Tax</text:p>
          </table:table-cell>
          <table:table-cell table:number-columns-repeated="2" table:style-name="ce1"/>
          <table:table-cell office:value-type="percentage" office:value="7.4999999999999997E-2" table:style-name="ce27">
            <text:p>7.50%</text:p>
          </table:table-cell>
          <table:table-cell office:value-type="currency" office:value="87.551249999999996" table:formula="of:=[.E34]*[.D37]" table:style-name="ce15">
            <text:p><text:s/>$87.55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e transaction tax</text:p>
          </table:table-cell>
          <table:table-cell table:number-columns-repeated="2" table:style-name="ce1"/>
          <table:table-cell office:value-type="percentage" office:value="3.3000000000000002E-2" table:style-name="ce27">
            <text:p>3.30%</text:p>
          </table:table-cell>
          <table:table-cell office:value-type="currency" office:value="38.522549999999995" table:formula="of:=[.D38]*[.E34]" table:style-name="ce15">
            <text:p><text:s/>$38.52<text:s/>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9">
            <text:p>Taxes Total</text:p>
          </table:table-cell>
          <table:table-cell office:value-type="currency" office:value="126.07379999999999" table:formula="of:=[.E37]+[.E38]" table:style-name="ce12">
            <text:p><text:s/>$126.07<text:s/>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9">
            <text:p>Subtotal before discounts</text:p>
          </table:table-cell>
          <table:table-cell office:value-type="currency" office:value="1293.4237999999998" table:formula="of:=[.E34]+[.E39]" table:style-name="ce16">
            <text:p><text:s/>$1,293.42<text:s/>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budge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6" table:number-columns-repeated="16376" table:default-cell-style-name="ce1"/>
        <table:table-row table:style-name="ro2">
          <table:table-cell office:value-type="string" table:style-name="ce1">
            <text:p>Dream Job Annual Budget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escription: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0">
            <text:p>Incom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20">
            <text:p>Item</text:p>
          </table:table-cell>
          <table:table-cell office:value-type="string" table:style-name="ce20">
            <text:p>Description</text:p>
          </table:table-cell>
          <table:table-cell office:value-type="string" table:style-name="ce20">
            <text:p>Unit price</text:p>
          </table:table-cell>
          <table:table-cell office:value-type="string" table:style-name="ce21">
            <text:p>Unit of Measurement</text:p>
          </table:table-cell>
          <table:table-cell office:value-type="string" table:style-name="ce20">
            <text:p>Quantity</text:p>
          </table:table-cell>
          <table:table-cell office:value-type="string" table:style-name="ce20">
            <text:p>Extended Price</text:p>
          </table:table-cell>
          <table:table-cell table:number-columns-repeated="2" table:style-name="ce22"/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3">
          <table:table-cell office:value-type="string" table:style-name="ce23">
            <text:p>Expens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23">
            <text:p>Item</text:p>
          </table:table-cell>
          <table:table-cell office:value-type="string" table:style-name="ce23">
            <text:p>Description</text:p>
          </table:table-cell>
          <table:table-cell office:value-type="string" table:style-name="ce23">
            <text:p>Unit price</text:p>
          </table:table-cell>
          <table:table-cell office:value-type="string" table:style-name="ce24">
            <text:p>Unit of Measurement</text:p>
          </table:table-cell>
          <table:table-cell office:value-type="string" table:style-name="ce23">
            <text:p>Quantity</text:p>
          </table:table-cell>
          <table:table-cell office:value-type="string" table:style-name="ce23">
            <text:p>Extended Price</text:p>
          </table:table-cell>
          <table:table-cell table:number-columns-repeated="16378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Currency" style:family="table-cell" style:data-style-name="N36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utonski, Adam</meta:initial-creator>
    <dc:creator>Gutonski, Adam </dc:creator>
    <meta:creation-date>2017-10-04T00:17:50Z</meta:creation-date>
    <dc:date>2017-10-11T14:32:02Z</dc:date>
    <meta:print-date>2017-10-11T14:29:22Z</meta:print-date>
    <meta:editing-cycles>4</meta:editing-cycles>
    <meta:editing-duration>PT226302S</meta:editing-duration>
  </office:meta>
</office:document-meta>
</file>